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8.678cm" fo:min-width="0.178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82cm" fo:min-width="18.93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8.3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4cm" fo:min-width="9.60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9.051cm" svg:x="0.05cm" svg:y="9.75cm">
          <draw:text-box>
            <text:p><text:span text:style-name="T1">Notions importantes :</text:span><text:line-break/></text:p>
            <text:list text:style-name="L1">
              <text:list-item>
                <text:p><text:s text:c="4"/>DCP (Données à Caractère Personnel) : Informations identifiant une personne physique directement ou indirectement.<text:line-break/></text:p>
              </text:list-item>
              <text:list-item>
                <text:p><text:s text:c="4"/>Violation de DCP : Tout accès, divulgation, altération non autorisés des données personnelles.<text:line-break/></text:p>
              </text:list-item>
              <text:list-item>
                <text:p><text:s text:c="4"/>Fichier de violation de DCP : Registre des violations de données que les organisations doivent déclarer à la CNIL.<text:line-break/></text:p>
              </text:list-item>
              <text:list-item>
                <text:p><text:s text:c="4"/>Transparence : Rendre accessible et informer les individus sur l'utilisation de leurs données.<text:line-break/></text:p>
              </text:list-item>
              <text:list-item>
                <text:p>Accountability : Démarches administratives pour démontrer le respect du RGPD</text:p>
              </text:list-item>
            </text:list>
          </draw:text-box>
        </draw:frame>
        <draw:custom-shape draw:style-name="gr2" draw:text-style-name="P2" draw:layer="layout" svg:width="0.75cm" svg:height="29cm" svg:x="10.25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.5cm" svg:height="0.7cm" svg:x="0.75cm" svg:y="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0cm" svg:height="28.608cm" svg:x="11cm" svg:y="0.25cm">
          <draw:text-box>
            <text:p text:style-name="P3"><text:span text:style-name="T1">Compétences nécessaires :</text:span></text:p>
            <text:list text:style-name="L1">
              <text:list-header>
                <text:p/>
              </text:list-header>
              <text:list-item>
                <text:p>Notification à la CNIL : notifier toute violation de DCP au moins 72 heures après sa découverte. </text:p>
                <text:p/>
              </text:list-item>
              <text:list-item>
                <text:p>Sécurité : Chiffrement des données, contrôle d'accès, traçabilité, sauvegardes régulières.<text:line-break/></text:p>
              </text:list-item>
              <text:list-item>
                <text:p>Privacy by Design : Intégrer la protection des données dès la conception d'un produit ou d'un service.<text:line-break/></text:p>
              </text:list-item>
              <text:list-item>
                <text:p><text:s/>Privacy by Default : Assurer automatiquement le niveau de protection le plus élevé pour les données personnelles.<text:line-break/></text:p>
              </text:list-item>
              <text:list-item>
                <text:p>Conformité dynamique et globale : Respecter en permanence les règles du RGPD dans tous les traitements effectués.<text:line-break/></text:p>
              </text:list-item>
              <text:list-item>
                <text:p>Analyse d'impact sur la protection des données (AIPD) : Évaluation des risques sur les DCP pour de nouvelles mesures.<text:line-break/></text:p>
              </text:list-item>
              <text:list-item>
                <text:p>Mesures de sécurité : Chiffrement des données, contrôle d'accès, traçabilité, sauvegardes régulières.</text:p>
              </text:list-item>
            </text:list>
          </draw:text-box>
        </draw:frame>
        <draw:custom-shape draw:style-name="gr5" draw:text-style-name="P2" draw:layer="layout" svg:width="10.199cm" svg:height="1cm" svg:x="0.05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0.25cm" svg:height="9.249cm" svg:x="0cm" svg:y="0cm">
          <draw:text-box>
            <text:p text:style-name="P5"><text:span text:style-name="T2">RGPD : </text:span></text:p>
            <text:p text:style-name="P6"><text:span text:style-name="T3"/></text:p>
            <text:p text:style-name="P7"><text:span text:style-name="T4">Règlement Général de Protection des Données, appliqué à toute entreprise au sein de l’Union Européenne, et à toute entreprise traitant les données de citoyens de l’UE.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Gabin Courdy</meta:initial-creator>
    <meta:creation-date>2023-11-14T21:06:02.800000000</meta:creation-date>
    <dc:date>2023-11-14T21:49:20.727000000</dc:date>
    <dc:creator>Gabin Courdy</dc:creator>
    <meta:editing-duration>PT43M19S</meta:editing-duration>
    <meta:editing-cycles>1</meta:editing-cycles>
    <meta:document-statistic meta:object-count="6"/>
    <meta:generator>LibreOffice/7.6.2.1$Windows_X86_64 LibreOffice_project/56f7684011345957bbf33a7ee678afaf4d2ba333</meta:generator>
  </office:meta>
</office:document-meta>
</file>